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1ad243" officeooo:paragraph-rsid="001ad243"/>
    </style:style>
    <style:style style:name="P2" style:family="paragraph" style:parent-style-name="Text_20_body">
      <style:text-properties fo:color="#ff3300" officeooo:rsid="001ad243" officeooo:paragraph-rsid="001ad243"/>
    </style:style>
    <style:style style:name="P3" style:family="paragraph" style:parent-style-name="Text_20_body">
      <style:text-properties fo:color="#0000ff" officeooo:rsid="001ad243" officeooo:paragraph-rsid="001ad243"/>
    </style:style>
    <style:style style:name="P4" style:family="paragraph" style:parent-style-name="Text_20_body">
      <style:text-properties fo:color="#009900" officeooo:rsid="001ad243" officeooo:paragraph-rsid="001ad243"/>
    </style:style>
    <style:style style:name="P5" style:family="paragraph" style:parent-style-name="Text_20_body">
      <style:text-properties fo:font-weight="bold" officeooo:rsid="001ad243" officeooo:paragraph-rsid="001ad243" style:font-weight-asian="bold" style:font-weight-complex="bold"/>
    </style:style>
    <style:style style:name="P6" style:family="paragraph" style:parent-style-name="Text_20_body">
      <style:text-properties officeooo:rsid="001cc099" officeooo:paragraph-rsid="001cc099"/>
    </style:style>
    <style:style style:name="P7" style:family="paragraph" style:parent-style-name="Subtitle">
      <style:text-properties officeooo:rsid="001cc099" officeooo:paragraph-rsid="001cc0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99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his folder contains the data used for the skeletonization algorithm proposed by Pierre Thore and Antoine Lucas 2020</text:p>
      <text:p text:style-name="P6"/>
      <text:p text:style-name="P6">it contains 3 folders:</text:p>
      <text:p text:style-name="P6"><text:tab/>"grids" folder containing the property of the synthetic grid</text:p>
      <text:p text:style-name="P6"><text:tab/>"regions" folder containing the regions used to initiate the Fast Marching algorithm (for computing the Time Of Flight properties) and the seeds used to initiate the skeletonization</text:p>
      <text:p text:style-name="P6"><text:tab/>"skeletons" folder containing the skeletons results computed with different parameters</text:p>
      <text:p text:style-name="P6"/>
      <text:p text:style-name="P6">all files are in ascii and the files format are described in each specific fol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9T18:46:03.421537876</meta:creation-date>
    <dc:date>2021-02-22T06:19:50.497464172</dc:date>
    <meta:editing-duration>PT23H34M28S</meta:editing-duration>
    <meta:editing-cycles>4</meta:editing-cycles>
    <meta:generator>LibreOffice/5.3.6.1$Linux_X86_64 LibreOffice_project/30$Build-1</meta:generator>
    <meta:document-statistic meta:table-count="0" meta:image-count="0" meta:object-count="0" meta:page-count="1" meta:paragraph-count="6" meta:word-count="83" meta:character-count="549" meta:non-whitespace-character-count="469"/>
  </office:meta>
</office:document-meta>
</file>